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writing-mode="lr-tb"/>
    </style:style>
    <style:style style:name="Table9.A" style:family="table-column">
      <style:table-column-properties style:column-width="1.1813in" style:rel-column-width="11178*"/>
    </style:style>
    <style:style style:name="Table9.B" style:family="table-column">
      <style:table-column-properties style:column-width="1.0389in" style:rel-column-width="9831*"/>
    </style:style>
    <style:style style:name="Table9.C" style:family="table-column">
      <style:table-column-properties style:column-width="1.0236in" style:rel-column-width="9686*"/>
    </style:style>
    <style:style style:name="Table9.D" style:family="table-column">
      <style:table-column-properties style:column-width="2.0556in" style:rel-column-width="19452*"/>
    </style:style>
    <style:style style:name="Table9.E" style:family="table-column">
      <style:table-column-properties style:column-width="1.6257in"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7694in" style:rel-column-width="7280*"/>
    </style:style>
    <style:style style:name="Table11.B" style:family="table-column">
      <style:table-column-properties style:column-width="0.7694in" style:rel-column-width="7282*"/>
    </style:style>
    <style:style style:name="Table11.D" style:family="table-column">
      <style:table-column-properties style:column-width="0.7694in" style:rel-column-width="7281*"/>
    </style:style>
    <style:style style:name="Table11.H" style:family="table-column">
      <style:table-column-properties style:column-width="0.7694in"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Heading">
      <style:paragraph-properties fo:text-align="center" style:justify-single-word="fals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Contents_20_5">
      <style:paragraph-properties>
        <style:tab-stops>
          <style:tab-stop style:position="6.9252in" style:type="right" style:leader-style="dotted" style:leader-text="."/>
        </style:tab-stops>
      </style:paragraph-properties>
    </style:style>
    <style:style style:name="P2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9"/>
    <style:style style:name="P47" style:family="paragraph" style:parent-style-name="Standard" style:master-page-name="First_20_Page">
      <style:paragraph-properties style:page-number="auto"/>
    </style:style>
    <style:style style:name="P48" style:family="paragraph" style:parent-style-name="Standard">
      <style:paragraph-properties fo:break-before="page"/>
    </style:style>
    <style:style style:name="P49" style:family="paragraph" style:parent-style-name="Standard">
      <style:paragraph-properties fo:margin-left="0in" fo:margin-right="0in" fo:text-indent="0in" style:auto-text-indent="false"/>
    </style:style>
    <style:style style:name="P50" style:family="paragraph">
      <style:paragraph-properties style:writing-mode="lr-tb"/>
    </style:style>
    <style:style style:name="P5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background-color="#99ccff"/>
    </style:style>
    <style:style style:name="T16" style:family="text">
      <style:text-properties fo:background-color="#eb613d"/>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45365232" text:id="ct545365232">
          <text:insertion>
            <office:change-info>
              <dc:creator>Bob Jacobsen</dc:creator>
              <dc:date>2012-05-27T00:28:00</dc:date>
            </office:change-info>
          </text:insertion>
        </text:changed-region>
        <text:changed-region xml:id="ct545364960" text:id="ct545364960">
          <text:insertion>
            <office:change-info>
              <dc:creator>Bob Jacobsen</dc:creator>
              <dc:date>2012-05-27T00:29:00</dc:date>
            </office:change-info>
          </text:insertion>
        </text:changed-region>
        <text:changed-region xml:id="ct545378592" text:id="ct545378592">
          <text:insertion>
            <office:change-info>
              <dc:creator>Bob Jacobsen</dc:creator>
              <dc:date>2012-05-28T12:59:00</dc:date>
            </office:change-info>
          </text:insertion>
        </text:changed-region>
        <text:changed-region xml:id="ct545378688" text:id="ct545378688">
          <text:insertion>
            <office:change-info>
              <dc:creator>Bob Jacobsen</dc:creator>
              <dc:date>2012-05-28T13:00:00</dc:date>
            </office:change-info>
          </text:insertion>
        </text:changed-region>
        <text:changed-region xml:id="ct202540992" text:id="ct202540992">
          <text:insertion>
            <office:change-info>
              <dc:creator>Bob Jacobsen</dc:creator>
              <dc:date>2012-06-27T08:21:00</dc:date>
            </office:change-info>
          </text:insertion>
        </text:changed-region>
        <text:changed-region xml:id="ct202511376" text:id="ct202511376">
          <text:insertion>
            <office:change-info>
              <dc:creator>Bob Jacobsen</dc:creator>
              <dc:date>2010-10-08T18:32:00</dc:date>
            </office:change-info>
          </text:insertion>
        </text:changed-region>
        <text:changed-region xml:id="ct202495936" text:id="ct202495936">
          <text:deletion>
            <office:change-info>
              <dc:creator>Bob Jacobsen</dc:creator>
              <dc:date>2012-05-26T23:02:00</dc:date>
            </office:change-info>
            <text:p text:style-name="Table_20_Heading"/>
            <text:p text:style-name="Table_20_Heading"/>
          </text:deletion>
        </text:changed-region>
        <text:changed-region xml:id="ct202866320" text:id="ct202866320">
          <text:insertion>
            <office:change-info>
              <dc:creator>Bob Jacobsen</dc:creator>
              <dc:date>2010-10-08T18:32:00</dc:date>
            </office:change-info>
          </text:insertion>
        </text:changed-region>
        <text:changed-region xml:id="ct53868304" text:id="ct53868304">
          <text:insertion>
            <office:change-info>
              <dc:creator>Bob Jacobsen</dc:creator>
              <dc:date>2010-10-08T18:32:00</dc:date>
            </office:change-info>
          </text:insertion>
        </text:changed-region>
        <text:changed-region xml:id="ct53868400" text:id="ct53868400">
          <text:insertion>
            <office:change-info>
              <dc:creator>Bob Jacobsen</dc:creator>
              <dc:date>2010-10-08T18:32:00</dc:date>
            </office:change-info>
          </text:insertion>
        </text:changed-region>
        <text:changed-region xml:id="ct53868496" text:id="ct53868496">
          <text:insertion>
            <office:change-info>
              <dc:creator>Bob Jacobsen</dc:creator>
              <dc:date>2012-05-26T23:37:00</dc:date>
            </office:change-info>
          </text:insertion>
        </text:changed-region>
        <text:changed-region xml:id="ct53867920" text:id="ct53867920">
          <text:insertion>
            <office:change-info>
              <dc:creator>Bob Jacobsen</dc:creator>
              <dc:date>2010-10-08T18:32:00</dc:date>
            </office:change-info>
          </text:insertion>
        </text:changed-region>
        <text:changed-region xml:id="ct53868592" text:id="ct53868592">
          <text:insertion>
            <office:change-info>
              <dc:creator>Bob Jacobsen</dc:creator>
              <dc:date>2010-10-08T18:32:00</dc:date>
            </office:change-info>
          </text:insertion>
        </text:changed-region>
        <text:changed-region xml:id="ct53868688" text:id="ct53868688">
          <text:insertion>
            <office:change-info>
              <dc:creator>Bob Jacobsen</dc:creator>
              <dc:date>2010-10-08T18:32:00</dc:date>
            </office:change-info>
          </text:insertion>
        </text:changed-region>
        <text:changed-region xml:id="ct53867616" text:id="ct53867616">
          <text:insertion>
            <office:change-info>
              <dc:creator>Bob Jacobsen</dc:creator>
              <dc:date>2010-10-08T18:32:00</dc:date>
            </office:change-info>
          </text:insertion>
        </text:changed-region>
        <text:changed-region xml:id="ct53868784" text:id="ct53868784">
          <text:insertion>
            <office:change-info>
              <dc:creator>Bob Jacobsen</dc:creator>
              <dc:date>2010-10-08T18:32:00</dc:date>
            </office:change-info>
          </text:insertion>
        </text:changed-region>
        <text:changed-region xml:id="ct53868880" text:id="ct53868880">
          <text:insertion>
            <office:change-info>
              <dc:creator>Bob Jacobsen</dc:creator>
              <dc:date>2010-10-08T18:32:00</dc:date>
            </office:change-info>
          </text:insertion>
        </text:changed-region>
        <text:changed-region xml:id="ct53868976" text:id="ct53868976">
          <text:insertion>
            <office:change-info>
              <dc:creator>Bob Jacobsen</dc:creator>
              <dc:date>2010-10-08T18:32:00</dc:date>
            </office:change-info>
          </text:insertion>
        </text:changed-region>
        <text:changed-region xml:id="ct53869504" text:id="ct53869504">
          <text:insertion>
            <office:change-info>
              <dc:creator>Bob Jacobsen</dc:creator>
              <dc:date>2010-10-08T18:32:00</dc:date>
            </office:change-info>
          </text:insertion>
        </text:changed-region>
        <text:changed-region xml:id="ct53869600" text:id="ct53869600">
          <text:insertion>
            <office:change-info>
              <dc:creator>Bob Jacobsen</dc:creator>
              <dc:date>2010-10-08T18:32:00</dc:date>
            </office:change-info>
          </text:insertion>
        </text:changed-region>
        <text:changed-region xml:id="ct53869696" text:id="ct53869696">
          <text:insertion>
            <office:change-info>
              <dc:creator>Bob Jacobsen</dc:creator>
              <dc:date>2010-10-08T18:32:00</dc:date>
            </office:change-info>
          </text:insertion>
        </text:changed-region>
        <text:changed-region xml:id="ct53869792" text:id="ct53869792">
          <text:insertion>
            <office:change-info>
              <dc:creator>Bob Jacobsen</dc:creator>
              <dc:date>2010-10-08T18:32:00</dc:date>
            </office:change-info>
          </text:insertion>
        </text:changed-region>
        <text:changed-region xml:id="ct53869888" text:id="ct53869888">
          <text:insertion>
            <office:change-info>
              <dc:creator>Bob Jacobsen</dc:creator>
              <dc:date>2010-10-08T18:32:00</dc:date>
            </office:change-info>
          </text:insertion>
        </text:changed-region>
        <text:changed-region xml:id="ct53869248" text:id="ct53869248">
          <text:insertion>
            <office:change-info>
              <dc:creator>Bob Jacobsen</dc:creator>
              <dc:date>2010-10-08T18:32:00</dc:date>
            </office:change-info>
          </text:insertion>
        </text:changed-region>
        <text:changed-region xml:id="ct53869984" text:id="ct53869984">
          <text:insertion>
            <office:change-info>
              <dc:creator>Bob Jacobsen</dc:creator>
              <dc:date>2010-10-08T18:32:00</dc:date>
            </office:change-info>
          </text:insertion>
        </text:changed-region>
        <text:changed-region xml:id="ct53870080" text:id="ct53870080">
          <text:insertion>
            <office:change-info>
              <dc:creator>Bob Jacobsen</dc:creator>
              <dc:date>2010-10-08T18:32:00</dc:date>
            </office:change-info>
          </text:insertion>
        </text:changed-region>
        <text:changed-region xml:id="ct53870176" text:id="ct53870176">
          <text:insertion>
            <office:change-info>
              <dc:creator>Bob Jacobsen</dc:creator>
              <dc:date>2010-10-08T18:32:00</dc:date>
            </office:change-info>
          </text:insertion>
        </text:changed-region>
        <text:changed-region xml:id="ct53870688" text:id="ct53870688">
          <text:insertion>
            <office:change-info>
              <dc:creator>Bob Jacobsen</dc:creator>
              <dc:date>2010-10-08T18:32:00</dc:date>
            </office:change-info>
          </text:insertion>
        </text:changed-region>
        <text:changed-region xml:id="ct53870784" text:id="ct53870784">
          <text:insertion>
            <office:change-info>
              <dc:creator>Bob Jacobsen</dc:creator>
              <dc:date>2010-10-08T18:32:00</dc:date>
            </office:change-info>
          </text:insertion>
        </text:changed-region>
        <text:changed-region xml:id="ct53870880" text:id="ct53870880">
          <text:insertion>
            <office:change-info>
              <dc:creator>Bob Jacobsen</dc:creator>
              <dc:date>2010-10-08T18:32:00</dc:date>
            </office:change-info>
          </text:insertion>
        </text:changed-region>
        <text:changed-region xml:id="ct53870976" text:id="ct53870976">
          <text:insertion>
            <office:change-info>
              <dc:creator>Bob Jacobsen</dc:creator>
              <dc:date>2012-05-26T23:36:00</dc:date>
            </office:change-info>
          </text:insertion>
        </text:changed-region>
        <text:changed-region xml:id="ct53871072" text:id="ct53871072">
          <text:insertion>
            <office:change-info>
              <dc:creator>Bob Jacobsen</dc:creator>
              <dc:date>2010-10-08T18:32:00</dc:date>
            </office:change-info>
          </text:insertion>
        </text:changed-region>
        <text:changed-region xml:id="ct545367552" text:id="ct545367552">
          <text:insertion>
            <office:change-info>
              <dc:creator>Bob Jacobsen</dc:creator>
              <dc:date>2010-10-08T18:32:00</dc:date>
            </office:change-info>
          </text:insertion>
        </text:changed-region>
        <text:changed-region xml:id="ct545367648" text:id="ct545367648">
          <text:insertion>
            <office:change-info>
              <dc:creator>Bob Jacobsen</dc:creator>
              <dc:date>2012-03-19T09:53:00</dc:date>
            </office:change-info>
          </text:insertion>
        </text:changed-region>
        <text:changed-region xml:id="ct545344448" text:id="ct545344448">
          <text:insertion>
            <office:change-info>
              <dc:creator>Bob Jacobsen</dc:creator>
              <dc:date>2012-06-15T21:19:00</dc:date>
            </office:change-info>
          </text:insertion>
        </text:changed-region>
        <text:changed-region xml:id="ct545344256" text:id="ct545344256">
          <text:insertion>
            <office:change-info>
              <dc:creator>Bob Jacobsen</dc:creator>
              <dc:date>2012-06-15T21:21:00</dc:date>
            </office:change-info>
          </text:insertion>
        </text:changed-region>
        <text:changed-region xml:id="ct545368256" text:id="ct545368256">
          <text:insertion>
            <office:change-info>
              <dc:creator>Bob Jacobsen</dc:creator>
              <dc:date>2012-06-15T21:26:00</dc:date>
            </office:change-info>
          </text:insertion>
        </text:changed-region>
        <text:changed-region xml:id="ct545368608" text:id="ct545368608">
          <text:insertion>
            <office:change-info>
              <dc:creator>Bob Jacobsen</dc:creator>
              <dc:date>2012-06-15T21:22:00</dc:date>
            </office:change-info>
          </text:insertion>
        </text:changed-region>
        <text:changed-region xml:id="ct545369696" text:id="ct545369696">
          <text:insertion>
            <office:change-info>
              <dc:creator>Bob Jacobsen</dc:creator>
              <dc:date>2012-06-15T21:23:00</dc:date>
            </office:change-info>
          </text:insertion>
        </text:changed-region>
        <text:changed-region xml:id="ct545376960" text:id="ct545376960">
          <text:insertion>
            <office:change-info>
              <dc:creator>Bob Jacobsen</dc:creator>
              <dc:date>2010-10-08T18:32:00</dc:date>
            </office:change-info>
          </text:insertion>
        </text:changed-region>
        <text:changed-region xml:id="ct545377056" text:id="ct545377056">
          <text:insertion>
            <office:change-info>
              <dc:creator>Bob Jacobsen</dc:creator>
              <dc:date>2012-05-31T19:38:00</dc:date>
            </office:change-info>
          </text:insertion>
        </text:changed-region>
        <text:changed-region xml:id="ct545378288" text:id="ct545378288">
          <text:insertion>
            <office:change-info>
              <dc:creator>Bob Jacobsen</dc:creator>
              <dc:date>2010-10-08T18:32:00</dc:date>
            </office:change-info>
          </text:insertion>
        </text:changed-region>
        <text:changed-region xml:id="ct545374256" text:id="ct545374256">
          <text:insertion>
            <office:change-info>
              <dc:creator>Bob Jacobsen</dc:creator>
              <dc:date>2012-03-19T08:55:00</dc:date>
            </office:change-info>
          </text:insertion>
        </text:changed-region>
        <text:changed-region xml:id="ct202864560" text:id="ct202864560">
          <text:insertion>
            <office:change-info>
              <dc:creator>Bob Jacobsen</dc:creator>
              <dc:date>2012-05-27T23:44:00</dc:date>
            </office:change-info>
          </text:insertion>
        </text:changed-region>
        <text:changed-region xml:id="ct545395296" text:id="ct545395296">
          <text:insertion>
            <office:change-info>
              <dc:creator>Bob Jacobsen</dc:creator>
              <dc:date>2012-05-27T23:45:00</dc:date>
            </office:change-info>
          </text:insertion>
        </text:changed-region>
        <text:changed-region xml:id="ct545397824" text:id="ct545397824">
          <text:insertion>
            <office:change-info>
              <dc:creator>Bob Jacobsen</dc:creator>
              <dc:date>2012-05-28T17:02:00</dc:date>
            </office:change-info>
          </text:insertion>
        </text:changed-region>
        <text:changed-region xml:id="ct545398032" text:id="ct545398032">
          <text:insertion>
            <office:change-info>
              <dc:creator>Bob Jacobsen</dc:creator>
              <dc:date>2012-05-28T17:03:00</dc:date>
            </office:change-info>
          </text:insertion>
        </text:changed-region>
        <text:changed-region xml:id="ct545398240" text:id="ct545398240">
          <text:insertion>
            <office:change-info>
              <dc:creator>Bob Jacobsen</dc:creator>
              <dc:date>2012-05-28T17:05:00</dc:date>
            </office:change-info>
          </text:insertion>
        </text:changed-region>
        <text:changed-region xml:id="ct545398336" text:id="ct545398336">
          <text:insertion>
            <office:change-info>
              <dc:creator>Bob Jacobsen</dc:creator>
              <dc:date>2012-05-28T17:06:00</dc:date>
            </office:change-info>
          </text:insertion>
        </text:changed-region>
        <text:changed-region xml:id="ct202865184" text:id="ct202865184">
          <text:insertion>
            <office:change-info>
              <dc:creator>Bob Jacobsen</dc:creator>
              <dc:date>2012-05-28T17:07:00</dc:date>
            </office:change-info>
          </text:insertion>
        </text:changed-region>
        <text:changed-region xml:id="ct545398432" text:id="ct545398432">
          <text:insertion>
            <office:change-info>
              <dc:creator>Bob Jacobsen</dc:creator>
              <dc:date>2012-05-28T20:54:00</dc:date>
            </office:change-info>
          </text:insertion>
        </text:changed-region>
        <text:changed-region xml:id="ct545398736" text:id="ct545398736">
          <text:insertion>
            <office:change-info>
              <dc:creator>Bob Jacobsen</dc:creator>
              <dc:date>2012-05-28T20:55:00</dc:date>
            </office:change-info>
          </text:insertion>
        </text:changed-region>
        <text:changed-region xml:id="ct545398832" text:id="ct545398832">
          <text:insertion>
            <office:change-info>
              <dc:creator>Bob Jacobsen</dc:creator>
              <dc:date>2012-06-01T13:32:00</dc:date>
            </office:change-info>
          </text:insertion>
        </text:changed-region>
        <text:changed-region xml:id="ct202865344" text:id="ct202865344">
          <text:insertion>
            <office:change-info>
              <dc:creator>Bob Jacobsen</dc:creator>
              <dc:date>2012-05-27T00:17:00</dc:date>
            </office:change-info>
          </text:insertion>
        </text:changed-region>
        <text:changed-region xml:id="ct202865440" text:id="ct202865440">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891465357"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change-start text:change-id="ct202540992"/>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202540992"/><text:change-start text:change-id="ct202511376"/>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more information on format and presentation, see:</text:p>
      <text:list xml:id="list1479000231" text:style-name="L2">
        <text:list-item>
          <text:p text:style-name="P28">OpenLCB Common Information Technical Note</text:p>
        </text:list-item>
      </text:list>
      <text:p text:style-name="Standard">This specification is in the context of the following OpenLCB Specifications:</text:p>
      <text:list xml:id="list2047818643" text:style-name="L3">
        <text:list-item>
          <text:p text:style-name="P29">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626211959" text:continue-numbering="true" text:style-name="L3">
        <text:list-item>
          <text:p text:style-name="P29">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746267417" text:continue-numbering="true" text:style-name="L3">
        <text:list-item>
          <text:p text:style-name="P29">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Standard">(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text:soft-page-break/>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581672683" text:style-name="L4">
        <text:list-item>
          <text:p text:style-name="P30">Use a dedicated bit field to distinguish the types, e.g. 1 indicates addressed and 0 means global.</text:p>
        </text:list-item>
        <text:list-item>
          <text:p text:style-name="P30">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text:soft-page-break/>0x0600</text:p>
          </table:table-cell>
          <table:table-cell table:style-name="Table10.C2" office:value-type="string">
            <text:p text:style-name="Table_20_Contents">0 to 3</text:p>
            <text:p text:style-name="Table_20_Contents"><text:soft-page-break/>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202511376"/><text:change text:change-id="ct202495936"/><text:change-start text:change-id="ct202866320"/>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7">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2">Addressed messages shall be delivered to the node in their destination node ID. <text:s/>They may, but need not, be delivered to other nodes.</text:p>
      <text:p text:style-name="P13"><text:span text:style-name="T11">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12">Values 4-15 or the top 2 bits are not currently used and available for the future.</text:span></text:p>
      <text:p text:style-name="Standard">The next eight bits form a specific message type number. This has substructure:</text:p>
      <text:list xml:id="list1086867219" text:style-name="L5">
        <text:list-item>
          <text:p text:style-name="P31">The top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item>
          <text:p text:style-name="P31">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oft-page-break/>(<text:span text:style-name="T7">which, although not always present,</text:span> is a normal part of CAN that must be considered) won't result in problems for communications.</text:p>
        </text:list-item>
      </text:list>
      <text:p text:style-name="P14">The priority mechanism may or may not work outside the priority field; MTIs should be chosen to work in either case.</text:p>
      <text:list xml:id="list2031205490" text:continue-numbering="true" text:style-name="L5">
        <text:list-item>
          <text:p text:style-name="P31">The next 5 bits, forming the low nibble, are used to indicate the specific message type within a priority group and taking into account the values of all the other bits. <text:s/>This is the unique part that's selected at the end of the process for designing a new OpenLCB protocol to ensure a unique MTI.</text:p>
        </text:list-item>
      </text:list>
      <text:p text:style-name="Standard">The bottom nibble of <text:span text:style-name="T7">the</text:span> MTI is interpreted as flags that define the structure and format of the message type.</text:p>
      <text:list xml:id="list2095598602" text:style-name="L6">
        <text:list-item>
          <text:p text:style-name="P32">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item>
        <text:list-item>
          <text:p text:style-name="P32">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18">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6">0</text:p>
          </table:table-cell>
          <table:table-cell table:style-name="Table8.B2" office:value-type="string">
            <text:p text:style-name="Table_20_Contents">Unaddressed MTI</text:p>
          </table:table-cell>
        </table:table-row>
        <table:table-row>
          <table:table-cell table:style-name="Table8.A2" office:value-type="float" office:value="1">
            <text:p text:style-name="P16">1</text:p>
          </table:table-cell>
          <table:table-cell table:style-name="Table8.B2" office:value-type="string">
            <text:p text:style-name="Table_20_Contents">(Reserved)</text:p>
          </table:table-cell>
        </table:table-row>
        <table:table-row>
          <table:table-cell table:style-name="Table8.A2" office:value-type="float" office:value="2">
            <text:p text:style-name="P16">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6">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6">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6">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6">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6">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7">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6">2 bits</text:p>
            <text:p text:style-name="P16">0x1800,0000</text:p>
          </table:table-cell>
          <table:table-cell table:style-name="Table9.A2" office:value-type="string">
            <text:p text:style-name="P16">3 bits</text:p>
            <text:p text:style-name="P16">0x0700,0000</text:p>
          </table:table-cell>
          <table:table-cell table:style-name="Table9.A2" office:value-type="string">
            <text:p text:style-name="P16">12 bits</text:p>
            <text:p text:style-name="P16">0x00FF,F000</text:p>
          </table:table-cell>
          <table:table-cell table:style-name="Table9.E2" office:value-type="string">
            <text:p text:style-name="P16">12 bits</text:p>
            <text:p text:style-name="P16">0x0000,0FFF</text:p>
          </table:table-cell>
        </table:table-row>
        <table:table-row>
          <table:table-cell table:style-name="Table9.A2" office:value-type="string">
            <text:p text:style-name="Table_20_Heading">Value(s)</text:p>
          </table:table-cell>
          <table:table-cell table:style-name="Table9.B3" office:value-type="float" office:value="3">
            <text:p text:style-name="P16">3</text:p>
          </table:table-cell>
          <table:table-cell table:style-name="Table9.B3" office:value-type="float" office:value="6">
            <text:p text:style-name="P16">6</text:p>
          </table:table-cell>
          <table:table-cell table:style-name="Table9.A2" office:value-type="string">
            <text:p text:style-name="P16">12-bit alias for destination node</text:p>
          </table:table-cell>
          <table:table-cell table:style-name="Table9.E2" office:value-type="string">
            <text:p text:style-name="P16">12-bit alias for source node</text:p>
          </table:table-cell>
        </table:table-row>
      </table:table>
      <text:p text:style-name="Table">Table <text:sequence text:ref-name="refTable2" text:name="Table" text:formula="ooow:Table+1" style:num-format="1">3</text:sequence>: Addressed MTI CAN Header Format</text:p>
      <text:p text:style-name="P12">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7">the</text:span> Message Number byte. <text:s/>The last (least significant) four bits are used for the Event ID present, the Flag Byte present flag, and any flag bits themselves.</text:p>
      <text:p text:style-name="Standard"><text:change-end text:change-id="ct202866320"/></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53868304"/>Field<text:change-end text:change-id="ct53868304"/></text:p>
            </table:table-cell>
            <table:table-cell table:style-name="Table11.A1" office:value-type="string">
              <text:p text:style-name="Table_20_Heading"><text:change-start text:change-id="ct53868400"/>CAN prefix<text:change-end text:change-id="ct53868400"/></text:p>
            </table:table-cell>
            <table:table-cell table:style-name="Table11.A1" office:value-type="string">
              <text:p text:style-name="Table_20_Heading"><text:change-start text:change-id="ct53868496"/>Frame <text:change-end text:change-id="ct53868496"/><text:change-start text:change-id="ct53867920"/>Type<text:change-end text:change-id="ct53867920"/></text:p>
            </table:table-cell>
            <table:table-cell table:style-name="Table11.A1" office:value-type="string">
              <text:p text:style-name="Table_20_Heading"><text:change-start text:change-id="ct53868592"/>Simple Node flag<text:change-end text:change-id="ct53868592"/></text:p>
            </table:table-cell>
            <table:table-cell table:style-name="Table11.A1" office:value-type="string">
              <text:p text:style-name="Table_20_Heading"><text:change-start text:change-id="ct53868688"/>Static Priority<text:change-end text:change-id="ct53868688"/></text:p>
            </table:table-cell>
            <table:table-cell table:style-name="Table11.A1" office:value-type="string">
              <text:p text:style-name="Table_20_Heading"><text:change-start text:change-id="ct53867616"/>Qualifier<text:change-end text:change-id="ct53867616"/></text:p>
            </table:table-cell>
            <table:table-cell table:style-name="Table11.A1" office:value-type="string">
              <text:p text:style-name="Table_20_Heading"><text:change-start text:change-id="ct53868784"/>Event ID present<text:change-end text:change-id="ct53868784"/></text:p>
            </table:table-cell>
            <table:table-cell table:style-name="Table11.A1" office:value-type="string">
              <text:p text:style-name="Table_20_Heading"><text:change-start text:change-id="ct53868880"/>Flag Bits<text:change-end text:change-id="ct53868880"/></text:p>
            </table:table-cell>
            <table:table-cell table:style-name="Table11.I1" office:value-type="string">
              <text:p text:style-name="Table_20_Heading"><text:change-start text:change-id="ct53868976"/>Source ID<text:change-end text:change-id="ct53868976"/></text:p>
            </table:table-cell>
          </table:table-row>
        </table:table-header-rows>
        <table:table-row>
          <table:table-cell table:style-name="Table11.A2" office:value-type="string">
            <text:p text:style-name="Table_20_Heading"><text:change-start text:change-id="ct53869504"/>Size &amp; location (within 29-bit CAN Header)<text:change-end text:change-id="ct53869504"/></text:p>
          </table:table-cell>
          <table:table-cell table:style-name="Table11.A2" office:value-type="string">
            <text:p text:style-name="P16"><text:change-start text:change-id="ct53869600"/>0x1800,0000<text:change-end text:change-id="ct53869600"/></text:p>
          </table:table-cell>
          <table:table-cell table:style-name="Table11.A2" office:value-type="string">
            <text:p text:style-name="P16"><text:change-start text:change-id="ct53869696"/>0x0700,0000<text:change-end text:change-id="ct53869696"/></text:p>
          </table:table-cell>
          <table:table-cell table:style-name="Table11.A2" office:value-type="string">
            <text:p text:style-name="P16"><text:change-start text:change-id="ct53869792"/>0x0080,0000<text:change-end text:change-id="ct53869792"/></text:p>
          </table:table-cell>
          <table:table-cell table:style-name="Table11.A2" office:value-type="string">
            <text:p text:style-name="P16"><text:change-start text:change-id="ct53869888"/>0x0060,0000<text:change-end text:change-id="ct53869888"/></text:p>
          </table:table-cell>
          <table:table-cell table:style-name="Table11.A2" office:value-type="string">
            <text:p text:style-name="P16"><text:change-start text:change-id="ct53869248"/>0x001F,0000<text:change-end text:change-id="ct53869248"/></text:p>
          </table:table-cell>
          <table:table-cell table:style-name="Table11.A2" office:value-type="string">
            <text:p text:style-name="P16"><text:change-start text:change-id="ct53869984"/>0x0000,8000<text:change-end text:change-id="ct53869984"/></text:p>
          </table:table-cell>
          <table:table-cell table:style-name="Table11.A2" office:value-type="string">
            <text:p text:style-name="P16"><text:change-start text:change-id="ct53870080"/>0x0000,7000<text:change-end text:change-id="ct53870080"/></text:p>
          </table:table-cell>
          <table:table-cell table:style-name="Table11.I2" office:value-type="string">
            <text:p text:style-name="P16"><text:change-start text:change-id="ct53870176"/>12 bits</text:p>
            <text:p text:style-name="P16">0x0000,0FFF<text:change-end text:change-id="ct53870176"/></text:p>
          </table:table-cell>
        </table:table-row>
        <table:table-row>
          <table:table-cell table:style-name="Table11.A2" office:value-type="string">
            <text:p text:style-name="Table_20_Heading"><text:change-start text:change-id="ct53870688"/>Value(s)<text:change-end text:change-id="ct53870688"/></text:p>
          </table:table-cell>
          <table:table-cell table:style-name="Table11.B3" office:value-type="float" office:value="3">
            <text:p text:style-name="P16"><text:change-start text:change-id="ct53870784"/>3<text:change-end text:change-id="ct53870784"/></text:p>
          </table:table-cell>
          <table:table-cell table:style-name="Table11.B3" office:value-type="float" office:value="0">
            <text:p text:style-name="P16"><text:change-start text:change-id="ct53870880"/>0<text:change-end text:change-id="ct53870880"/></text:p>
          </table:table-cell>
          <table:table-cell table:style-name="Table11.A2" table:number-columns-spanned="5" office:value-type="string">
            <text:p text:style-name="P16"><text:change-start text:change-id="ct53870976"/>See Table 1 MTI description<text:change-end text:change-id="ct53870976"/></text:p>
          </table:table-cell>
          <table:covered-table-cell/>
          <table:covered-table-cell/>
          <table:covered-table-cell/>
          <table:covered-table-cell/>
          <table:table-cell table:style-name="Table11.I2" office:value-type="string">
            <text:p text:style-name="P16"><text:change-start text:change-id="ct53871072"/>12-bit alias for source node<text:change-end text:change-id="ct53871072"/></text:p>
          </table:table-cell>
        </table:table-row>
      </table:table>
      <text:p text:style-name="Table"><text:change-start text:change-id="ct545367552"/>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7">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1460559618" text:style-name="L7">
        <text:list-item>
          <text:p text:style-name="P33">The source Node ID</text:p>
        </text:list-item>
        <text:list-item>
          <text:p text:style-name="P33">The MTI</text:p>
        </text:list-item>
        <text:list-item>
          <text:p text:style-name="P33"><text:soft-page-break/>If flagged as present, the destination Node ID</text:p>
        </text:list-item>
        <text:list-item>
          <text:p text:style-name="P33">If flagged as present, the Event ID</text:p>
        </text:list-item>
        <text:list-item>
          <text:p text:style-name="P33">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354081120" text:style-name="L8">
        <text:list-item>
          <text:p text:style-name="P34">Uninitialized</text:p>
        </text:list-item>
        <text:list-item>
          <text:p text:style-name="P34">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Name</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Simple Node </text:p>
          </table:table-cell>
          <table:table-cell table:style-name="Table3.A1" office:value-type="string">
            <text:p text:style-name="P17">Common</text:p>
            <text:p text:style-name="P17">MTI</text:p>
          </table:table-cell>
          <table:table-cell table:style-name="Table3.A1" office:value-type="string">
            <text:p text:style-name="P17">CAN format</text:p>
          </table:table-cell>
          <table:table-cell table:style-name="Table3.G1" office:value-type="string">
            <text:p text:style-name="P17">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0x2087</text:p>
          </table:table-cell>
          <table:table-cell table:style-name="Table3.A2" office:value-type="string">
            <text:p text:style-name="P16">0x1808,7sss</text:p>
          </table:table-cell>
          <table:table-cell table:style-name="Table3.G2" office:value-type="string">
            <text:p text:style-name="P16">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7">Name</text:p>
          </table:table-cell>
          <table:table-cell table:style-name="Table4.A1" office:value-type="string">
            <text:p text:style-name="P17">Dest ID</text:p>
          </table:table-cell>
          <table:table-cell table:style-name="Table4.A1" office:value-type="string">
            <text:p text:style-name="P17">Event ID</text:p>
          </table:table-cell>
          <table:table-cell table:style-name="Table4.A1" office:value-type="string">
            <text:p text:style-name="P17">Simple Node </text:p>
          </table:table-cell>
          <table:table-cell table:style-name="Table4.A1" office:value-type="string">
            <text:p text:style-name="P17">Common</text:p>
            <text:p text:style-name="P17">MTI</text:p>
          </table:table-cell>
          <table:table-cell table:style-name="Table4.A1" office:value-type="string">
            <text:p text:style-name="P17">CAN format</text:p>
          </table:table-cell>
          <table:table-cell table:style-name="Table4.G1" office:value-type="string">
            <text:p text:style-name="P17">Data Content</text:p>
          </table:table-cell>
        </table:table-row>
        <table:table-row>
          <table:table-cell table:style-name="Table4.A2" table:number-rows-spanned="2" office:value-type="string">
            <text:p text:style-name="P16">Verify Node ID</text:p>
          </table:table-cell>
          <table:table-cell table:style-name="Table4.A2" office:value-type="string">
            <text:p text:style-name="P16">N</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0x28A7</text:p>
          </table:table-cell>
          <table:table-cell table:style-name="Table4.A2" office:value-type="string">
            <text:p text:style-name="P16">0x188A,7sss</text:p>
          </table:table-cell>
          <table:table-cell table:style-name="Table4.G2" office:value-type="string">
            <text:p text:style-name="P16">(optional) Node ID</text:p>
          </table:table-cell>
        </table:table-row>
        <table:table-row>
          <table:covered-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0x30A0</text:p>
          </table:table-cell>
          <table:table-cell table:style-name="Table4.A2" office:value-type="string">
            <text:p text:style-name="P16">0x1Edd,dsss 0A</text:p>
          </table:table-cell>
          <table:table-cell table:style-name="Table4.G2" office:value-type="string">
            <text:p text:style-name="P16">(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Name</text:p>
          </table:table-cell>
          <table:table-cell table:style-name="Table5.A1" office:value-type="string">
            <text:p text:style-name="P17">Dest ID</text:p>
          </table:table-cell>
          <table:table-cell table:style-name="Table5.A1" office:value-type="string">
            <text:p text:style-name="P17">Event ID</text:p>
          </table:table-cell>
          <table:table-cell table:style-name="Table5.A1" office:value-type="string">
            <text:p text:style-name="P17">Simple Node </text:p>
          </table:table-cell>
          <table:table-cell table:style-name="Table5.A1" office:value-type="string">
            <text:p text:style-name="P17">Common</text:p>
            <text:p text:style-name="P17">MTI</text:p>
          </table:table-cell>
          <table:table-cell table:style-name="Table5.A1" office:value-type="string">
            <text:p text:style-name="P17">CAN format</text:p>
          </table:table-cell>
          <table:table-cell table:style-name="Table5.G1" office:value-type="string">
            <text:p text:style-name="P17">Data Content</text:p>
          </table:table-cell>
        </table:table-row>
        <table:table-row>
          <table:table-cell table:style-name="Table5.A2" office:value-type="string">
            <text:p text:style-name="P16">Verified Node ID</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0x28B7</text:p>
          </table:table-cell>
          <table:table-cell table:style-name="Table5.A2" office:value-type="string">
            <text:p text:style-name="P16">0x188B,7sss</text:p>
          </table:table-cell>
          <table:table-cell table:style-name="Table5.G2" office:value-type="string">
            <text:p text:style-name="P16">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there should be an addressed version of this)</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7">Name</text:p>
          </table:table-cell>
          <table:table-cell table:style-name="Table6.A1" office:value-type="string">
            <text:p text:style-name="P17">Dest ID</text:p>
          </table:table-cell>
          <table:table-cell table:style-name="Table6.A1" office:value-type="string">
            <text:p text:style-name="P17">Event ID</text:p>
          </table:table-cell>
          <table:table-cell table:style-name="Table6.A1" office:value-type="string">
            <text:p text:style-name="P17">Simple Node </text:p>
          </table:table-cell>
          <table:table-cell table:style-name="Table6.A1" office:value-type="string">
            <text:p text:style-name="P17">Common</text:p>
            <text:p text:style-name="P17">MTI</text:p>
          </table:table-cell>
          <table:table-cell table:style-name="Table6.A1" office:value-type="string">
            <text:p text:style-name="P17">CAN format</text:p>
          </table:table-cell>
          <table:table-cell table:style-name="Table6.G1" office:value-type="string">
            <text:p text:style-name="P17">Data Content</text:p>
          </table:table-cell>
        </table:table-row>
        <table:table-row table:style-name="Table6.1">
          <table:table-cell table:style-name="Table6.A2" office:value-type="string">
            <text:p text:style-name="P16">Optional Interaction Rejected</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N</text:p>
          </table:table-cell>
          <table:table-cell table:style-name="Table6.A2" office:value-type="string">
            <text:p text:style-name="P16">0x30C0</text:p>
          </table:table-cell>
          <table:table-cell table:style-name="Table6.A2" office:value-type="string">
            <text:p text:style-name="P16">0x1Edd,dsss 0C</text:p>
          </table:table-cell>
          <table:table-cell table:style-name="Table6.G2" office:value-type="string">
            <text:p text:style-name="P16">MTI, error, optional information</text:p>
          </table:table-cell>
        </table:table-row>
      </table:table>
      <text:p text:style-name="P12"/>
      <text:p text:style-name="P11">The contents are, in order:</text:p>
      <text:list xml:id="list623843185" text:style-name="L9">
        <text:list-item>
          <text:p text:style-name="P35"><text:span text:style-name="T7">Two bytes of MTI. <text:s/>If the frame transport only delivered part of the MTI</text:span><text:span text:style-name="T7"><text:note text:id="ftn3" text:note-class="footnote"><text:note-citation>3</text:note-citation><text:note-body><text:p text:style-name="Footnote">For example, CAN delivers 9 or 13 bits of the MTI via each frame.</text:p></text:note-body></text:note></text:span><text:span text:style-name="T7">, that content is returned with the rest of the MTI bits set to zero.</text:span></text:p>
        </text:list-item>
        <text:list-item>
          <text:p text:style-name="P36">Two bytes of error code.</text:p>
        </text:list-item>
        <text:list-item>
          <text:p text:style-name="P36">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5">0x1000 bit: if set, this is known to be a temporary error, and the interaction can be retried.</text:p>
      <text:p text:style-name="P15">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7">Name</text:p>
          </table:table-cell>
          <table:table-cell table:style-name="Table7.A1" office:value-type="string">
            <text:p text:style-name="P17">Dest ID</text:p>
          </table:table-cell>
          <table:table-cell table:style-name="Table7.A1" office:value-type="string">
            <text:p text:style-name="P17">Event ID</text:p>
          </table:table-cell>
          <table:table-cell table:style-name="Table7.A1" office:value-type="string">
            <text:p text:style-name="P17">Simple Node </text:p>
          </table:table-cell>
          <table:table-cell table:style-name="Table7.A1" office:value-type="string">
            <text:p text:style-name="P17">Common</text:p>
            <text:p text:style-name="P17">MTI</text:p>
          </table:table-cell>
          <table:table-cell table:style-name="Table7.A1" office:value-type="string">
            <text:p text:style-name="P17">CAN format</text:p>
          </table:table-cell>
          <table:table-cell table:style-name="Table7.G1" office:value-type="string">
            <text:p text:style-name="P17">Data Content</text:p>
          </table:table-cell>
        </table:table-row>
        <table:table-row>
          <table:table-cell table:style-name="Table7.A2" office:value-type="string">
            <text:p text:style-name="P16">Terminate Due to Error</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N</text:p>
          </table:table-cell>
          <table:table-cell table:style-name="Table7.A2" office:value-type="string">
            <text:p text:style-name="P16">0x30D0</text:p>
          </table:table-cell>
          <table:table-cell table:style-name="Table7.A2" office:value-type="string">
            <text:p text:style-name="P16">0x1Edd,dsss 0D</text:p>
          </table:table-cell>
          <table:table-cell table:style-name="Table7.G2" office:value-type="string">
            <text:p text:style-name="P16">MTI, error, optional information</text:p>
          </table:table-cell>
        </table:table-row>
      </table:table>
      <text:p text:style-name="P15"/>
      <text:p text:style-name="P11">The contents are, in order:</text:p>
      <text:list xml:id="list742360522" text:continue-numbering="true" text:style-name="L9">
        <text:list-item>
          <text:p text:style-name="P35"><text:span text:style-name="T7">Two bytes of MTI. <text:s/>If the frame transport only delivered part of the MTI</text:span><text:span text:style-name="T7"><text:note text:id="ftn4" text:note-class="footnote"><text:note-citation>4</text:note-citation><text:note-body><text:p text:style-name="Footnote"><text:change-start text:change-id="ct545365232"/>For example, CAN delivers 9 or 13 bits of the MTI<text:change-end text:change-id="ct545365232"/><text:change-start text:change-id="ct545364960"/> via each frame.<text:change-end text:change-id="ct545364960"/></text:p></text:note-body></text:note></text:span><text:span text:style-name="T7">, that content is returned with the rest of the MTI bits set to zero.</text:span></text:p>
        </text:list-item>
        <text:list-item>
          <text:p text:style-name="P36">Two bytes of error code.</text:p>
        </text:list-item>
        <text:list-item>
          <text:p text:style-name="P36">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text:soft-page-break/>Error codes:</text:p>
      <text:p text:style-name="P15">0x1000 bit: if set, this is known to be a temporary error, and the interaction can be retried.</text:p>
      <text:p text:style-name="P15">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383912245" text:style-name="L10">
        <text:list-item>
          <text:p text:style-name="P37">There is no guarantee that any other node is listening for this. No reply is possible. </text:p>
        </text:list-item>
        <text:list-item>
          <text:p text:style-name="P37">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7">in the</text:span> source ID part of the message.</text:p>
      <text:h text:style-name="Heading_20_4" text:outline-level="4">Example: Finding all nodes</text:h>
      <text:p text:style-name="Standard">Send the global form with no node ID</text:p>
      <text:h text:style-name="Heading_20_4" text:outline-level="4"><text:soft-page-break/>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838892731" text:style-name="L11">
        <text:list-item>
          <text:p text:style-name="P38">Node A receives an addressed message from Node B that carries Node A's NID. </text:p>
        </text:list-item>
      </text:list>
      <text:list xml:id="list506653966" text:style-name="L12">
        <text:list-item>
          <text:p text:style-name="P39">The MTI indicates the start of an optional interaction. </text:p>
        </text:list-item>
      </text:list>
      <text:list xml:id="list2174696458" text:style-name="L13">
        <text:list-item>
          <text:p text:style-name="P40">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545367552"/><text:change-start text:change-id="ct545367648"/>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545367648"/><text:change-start text:change-id="ct545344448"/></text:p>
      <text:p text:style-name="Standard"/>
      <text:p text:style-name="Standard">Example: <text:s/>A CAN node receives an addressed message with an unrecognized MTI:</text:p>
      <text:p text:style-name="Standard">1E2BEAAA <text:span text:style-name="T15">34</text:span></text:p>
      <text:p text:style-name="Standard">It replies with</text:p>
      <text:p text:style-name="Standard">1EAAA2BE 0C <text:span text:style-name="T15">13 40</text:span> <text:span text:style-name="T16">20 00</text:span></text:p>
      <text:p text:style-name="Standard"><text:change-end text:change-id="ct545344448"/><text:change-start text:change-id="ct545344256"/><text:span text:style-name="T7">The 0C indicates Reject Optional Interaction. The </text:span><text:change-end text:change-id="ct545344256"/><text:change-start text:change-id="ct545368256"/><text:span text:style-name="T8">13 40</text:span><text:change-end text:change-id="ct545368256"/><text:change-start text:change-id="ct545368608"/><text:span text:style-name="T7"> is as much as can be reconstructed of the original MTI. Note that it includes an addressed bit set, 10 00.</text:span><text:change-end text:change-id="ct545368608"/><text:change-start text:change-id="ct545369696"/><text:span text:style-name="T7"> The </text:span><text:span text:style-name="T9">20 00</text:span><text:span text:style-name="T7"> is the error code, which in this case indicates this is a permanent error.</text:span><text:change-end text:change-id="ct545369696"/><text:change-start text:change-id="ct545376960"/></text:p>
      <text:h text:style-name="Heading_20_4" text:outline-level="4">Reject Unaddressed Optional Interaction</text:h>
      <text:list xml:id="list1565847917" text:style-name="L14">
        <text:list-item>
          <text:p text:style-name="P41">Node A receives an unaddressed message from Node B. </text:p>
        </text:list-item>
        <text:list-item>
          <text:p text:style-name="P41">The MTI indicates the start of an optional interaction. </text:p>
        </text:list-item>
      </text:list>
      <text:p text:style-name="Standard"><text:soft-page-break/>If Node A does not want to take part in the optional interaction, it silently drops the message without reply. </text:p>
      <text:h text:style-name="Heading_20_4" text:outline-level="4">Reject Addressed Standard Interaction Due to Error</text:h>
      <text:list xml:id="list1407997285" text:style-name="L15">
        <text:list-item>
          <text:p text:style-name="P42">Node A is taking part in an addressed interaction with Node B. Either node may be able to send the next message.</text:p>
        </text:list-item>
        <text:list-item>
          <text:p text:style-name="P42">Some error condition prevents Node A from continuing the interaction. </text:p>
        </text:list-item>
        <text:list-item>
          <text:p text:style-name="P42">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4">not</text:span><text:change-end text:change-id="ct545376960"/><text:change-start text:change-id="ct545377056"/> available in the protocol docs; assume it is if not otherwise indicated; simplifies little nodes)<text:change-end text:change-id="ct545377056"/><text:change-start text:change-id="ct545378288"/></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text:soft-page-break/>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545378288"/><text:change-start text:change-id="ct545374256"/></text:p>
      <text:h text:style-name="Heading_20_1" text:outline-level="1"><text:change-end text:change-id="ct545374256"/><text:change-start text:change-id="ct202864560"/>Simple Node Protocol Subset</text:h>
      <text:p text:style-name="Standard"><text:change-end text:change-id="ct202864560"/><text:change-start text:change-id="ct545395296"/>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545378592"/>Simple nodes also have to do whatever is needed to function with their specific wire protocol, e.g. send <text:change-end text:change-id="ct545378592"/><text:change-start text:change-id="ct545378688"/>CID/RID frames on CAN.<text:change-end text:change-id="ct545378688"/></text:p></text:note-body></text:note> </text:p>
      <text:list xml:id="list554729306" text:style-name="L16">
        <text:list-item>
          <text:p text:style-name="P43">indicate their presence (by sending Initialization Complete messages and replying to Verify Node messages)</text:p>
        </text:list-item>
        <text:list-item>
          <text:p text:style-name="P43">send and receive event reports (through PCER messages and associated reports)</text:p>
        </text:list-item>
        <text:list-item>
          <text:p text:style-name="P43">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575600919" text:style-name="L17">
        <text:list-item>
          <text:p text:style-name="P44">learn about the appearance of other nodes (by receiving Initialization Complete messages)</text:p>
        </text:list-item>
        <text:list-item>
          <text:p text:style-name="P44">learn about other producers and consumers (by receiving status messages) </text:p>
        </text:list-item>
      </text:list>
      <text:p text:style-name="Standard">and similar. To do this, they must be able to send and receive every message type.</text:p>
      <text:p text:style-name="Standard"><text:soft-page-break/>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3">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324966149" text:style-name="L18">
        <text:list-item>
          <text:p text:style-name="P45">Verify Node ID – They need to receive this so that they can reply to it.</text:p>
        </text:list-item>
        <text:list-item>
          <text:p text:style-name="P45">Verified Node ID – They need to receive this because it's the reply to their own request, which might be used to e.g. locate a node for delayed sending of status</text:p>
        </text:list-item>
        <text:list-item>
          <text:p text:style-name="P45">Protocol Support Inquiry – They need to receive this so that they can reply to it.</text:p>
        </text:list-item>
        <text:list-item>
          <text:p text:style-name="P45">Identify Consumers, Identify Producers, Identify Events – <text:span text:style-name="T13">because</text:span> others will ask this of them</text:p>
        </text:list-item>
        <text:list-item>
          <text:p text:style-name="P45">Learn Event – so they can be programmed</text:p>
        </text:list-item>
        <text:list-item>
          <text:p text:style-name="P45">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914797104" text:style-name="L19">
        <text:list-item>
          <text:p text:style-name="P46">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6">Consumer Identified, Consumer Identify Range: These are of interest to gateways and configuration tools, but an individual producer does not need to know which (if any) nodes are consuming its produced events.</text:p>
        </text:list-item>
        <text:list-item>
          <text:p text:style-name="P46"><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545395296"/><text:change-start text:change-id="ct545397824"/>Expansion</text:h>
      <text:h text:style-name="Heading_20_2" text:outline-level="2"><text:change-end text:change-id="ct545397824"/><text:change-start text:change-id="ct545398032"/>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Longer Messages<text:change-end text:change-id="ct545398032"/><text:change-start text:change-id="ct545398240"/></text:h>
      <text:p text:style-name="Standard">Longer than 8-byte global, 7-byte <text:change-end text:change-id="ct545398240"/><text:change-start text:change-id="ct545398336"/>addressed messages don't fit in a single frame. <text:s/>Discuss mechanism. <text:s/>Includes issues of guaranteed place for global to land in a node, e.g. memory management. (Spare frame type; request resend w/o buffering, but how long to hang on to origina<text:change-end text:change-id="ct545398336"/><text:change-start text:change-id="ct202865184"/>l?)<text:change-end text:change-id="ct202865184"/><text:change-start text:change-id="ct545398432"/></text:p>
      <text:p text:style-name="Standard"><text:change-end text:change-id="ct545398432"/><text:change-start text:change-id="ct545398736"/>PIP reply uses “break into N frames with MTI at start”: <text:s/>One message becomes N smaller ones. <text:s/>But it's a directed reply, so <text:span text:style-name="T7">the</text:span> requestor can ensure that the response will be processed on receipt.<text:change-end text:change-id="ct545398736"/><text:change-start text:change-id="ct545398832"/> Label end with a non-full CAN frame (though Io code sends those in the middle), if needed a zero-length frame.<text:change-end text:change-id="ct545398832"/><text:change-start text:change-id="ct202865344"/></text:p>
      <text:p text:style-name="P1"><text:change-end text:change-id="ct202865344"/><text:change text:change-id="ct2028654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pecification<text:tab/>1</text:p>
          <text:p text:style-name="P20"><text:s/>2.1 Introduction<text:tab/>1</text:p>
          <text:p text:style-name="P20"><text:s/>2.2 Intended Use<text:tab/>1</text:p>
          <text:p text:style-name="P20"><text:s/>2.3 References and Context<text:tab/>2</text:p>
          <text:p text:style-name="P20"><text:s/>2.4 Message Format<text:tab/>2</text:p>
          <text:p text:style-name="P21"><text:s/>2.4.1 Message Type Indicators<text:tab/>2</text:p>
          <text:p text:style-name="P22"><text:s/>2.4.1.1 CAN MTI Considerations<text:tab/>5</text:p>
          <text:p text:style-name="P23"><text:s/>2.4.1.1.1 Addressed CAN MTIs<text:tab/>6</text:p>
          <text:p text:style-name="P23"><text:s/>2.4.1.1.2 Unaddressed CAN MTIs<text:tab/>7</text:p>
          <text:p text:style-name="P23"><text:s/>2.4.1.1.3 CAN Notes<text:tab/>7</text:p>
          <text:p text:style-name="P21"><text:s/>2.4.2 Message Content<text:tab/>7</text:p>
          <text:p text:style-name="P20"><text:s/>2.5 States<text:tab/>8</text:p>
          <text:p text:style-name="P20"><text:s/>2.6 Definition of Specific Messages<text:tab/>8</text:p>
          <text:p text:style-name="P21"><text:s/>2.6.1 Initialization Complete<text:tab/>8</text:p>
          <text:p text:style-name="P21"><text:s/>2.6.2 Verify Node ID<text:tab/>9</text:p>
          <text:p text:style-name="P21"><text:s/>2.6.3 Verified Node ID<text:tab/>9</text:p>
          <text:p text:style-name="P21"><text:s/>2.6.4 Optional Interaction Rejected<text:tab/>9</text:p>
          <text:p text:style-name="P21"><text:s/>2.6.5 Terminate Due to Error<text:tab/>10</text:p>
          <text:p text:style-name="P20"><text:s/>2.7 Interactions<text:tab/>11</text:p>
          <text:p text:style-name="P21"><text:s/>2.7.1 Node Initialization<text:tab/>11</text:p>
          <text:p text:style-name="P21"><text:s/>2.7.2 Node ID Detection<text:tab/>11</text:p>
          <text:p text:style-name="P22"><text:s/>2.7.2.1 Example: Node obtaining local alias from full node ID<text:tab/>11</text:p>
          <text:p text:style-name="P22"><text:s/>2.7.2.2 Example: Finding all nodes<text:tab/>11</text:p>
          <text:p text:style-name="P22"><text:s/>2.7.2.3 Example: Confirming that a specific node can still be reached<text:tab/>11</text:p>
          <text:p text:style-name="P21"><text:s/>2.7.3 Error Handling<text:tab/>12</text:p>
          <text:p text:style-name="P22"><text:soft-page-break/><text:s/>2.7.3.1 Reject Addressed Optional Interaction<text:tab/>12</text:p>
          <text:p text:style-name="P22"><text:s/>2.7.3.2 Reject Unaddressed Optional Interaction<text:tab/>12</text:p>
          <text:p text:style-name="P22"><text:s/>2.7.3.3 Reject Addressed Standard Interaction Due to Error<text:tab/>13</text:p>
          <text:p text:style-name="P21"><text:s/>2.7.4 Duplicate Node ID Discovery<text:tab/>13</text:p>
          <text:p text:style-name="P20"><text:s/>2.8 Delays and Timeouts<text:tab/>14</text:p>
          <text:p text:style-name="P19"><text:s/>3 Simple Node Protocol Subset<text:tab/>14</text:p>
          <text:p text:style-name="P20"><text:s/>3.1 Protocol Description<text:tab/>15</text:p>
          <text:p text:style-name="P21"><text:s/>3.1.1 Messages Transmitted<text:tab/>15</text:p>
          <text:p text:style-name="P21"><text:s/>3.1.2 Messages Received<text:tab/>15</text:p>
          <text:p text:style-name="P21"><text:s/>3.1.3 Messages Not Received<text:tab/>15</text:p>
          <text:p text:style-name="P19"><text:s/>4 Expansion<text:tab/>16</text:p>
          <text:p text:style-name="P20"><text:s/>4.1 Longer MTIs<text:tab/>16</text:p>
          <text:p text:style-name="P20"><text:s/>4.2 Longer Messages<text:tab/>1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02555744" text:id="ct202555744">
            <text:deletion>
              <office:change-info>
                <dc:creator>Bob Jacobsen</dc:creator>
                <dc:date>2010-10-08T17:22:00</dc:date>
              </office:change-info>
              <text:p text:style-name="MP1">NMRA Technical Note (number)</text:p>
            </text:deletion>
          </text:changed-region>
          <text:changed-region xml:id="ct202555888" text:id="ct202555888">
            <text:insertion>
              <office:change-info>
                <dc:creator>Bob Jacobsen</dc:creator>
                <dc:date>2010-10-08T17:22:00</dc:date>
              </office:change-info>
            </text:insertion>
          </text:changed-region>
        </text:tracked-changes>
        <text:p text:style-name="MP1"><draw:custom-shape text:anchor-type="char" draw:z-index="1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02555744"/><text:change-start text:change-id="ct202555888"/>OpenLCB Message Network Working Note<text:change-end text:change-id="ct202555888"/></text:p>
      </style:header>
      <style:footer>
        <text:tracked-changes>
          <text:changed-region xml:id="ct202561136" text:id="ct202561136">
            <text:deletion>
              <office:change-info>
                <dc:creator>Bob Jacobsen</dc:creator>
                <dc:date>2010-10-08T17:23:00</dc:date>
              </office:change-info>
              <text:p text:style-name="Footer"><text:span text:style-name="MT2">Title</text:span><text:span text:style-name="MT3"><text:tab/></text:span></text:p>
            </text:deletion>
          </text:changed-region>
          <text:changed-region xml:id="ct202563552" text:id="ct202563552">
            <text:insertion>
              <office:change-info>
                <dc:creator>Bob Jacobsen</dc:creator>
                <dc:date>2011-07-23T20:10:00</dc:date>
              </office:change-info>
            </text:insertion>
          </text:changed-region>
          <text:changed-region xml:id="ct184327904" text:id="ct184327904">
            <text:format-change>
              <office:change-info>
                <dc:creator>Bob Jacobsen</dc:creator>
                <dc:date>2012-06-15T21:24:00</dc:date>
              </office:change-info>
            </text:format-change>
          </text:changed-region>
        </text:tracked-changes>
        <text:p text:style-name="Footer"><text:change text:change-id="ct202561136"/><text:change-start text:change-id="ct202563552"/><text:span text:style-name="Page_20_Number"><text:span text:style-name="MT4">Copyright 2011.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202563552"/><text:change-start text:change-id="ct184327904"/><text:span text:style-name="MT4"><text:tab/>Page </text:span><text:span text:style-name="Page_20_Number"><text:span text:style-name="MT4"><text:page-number text:select-page="current">10</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7-20T17:27:02.99">7/20/2012</text:date></text:span></text:span><text:change-end text:change-id="ct184327904"/></text:p>
      </style:footer>
    </style:master-page>
    <style:master-page style:name="First_20_Page" style:display-name="First Page" style:page-layout-name="Mpm2" style:next-style-name="Standard">
      <style:header>
        <text:tracked-changes>
          <text:changed-region xml:id="ct202573360" text:id="ct202573360">
            <text:deletion>
              <office:change-info>
                <dc:creator>Bob Jacobsen</dc:creator>
                <dc:date>2010-10-07T21:46:00</dc:date>
              </office:change-info>
              <text:p text:style-name="MP6"><text:span text:style-name="MT5">NMRA TECHNICAL NOTES</text:span></text:p>
            </text:deletion>
          </text:changed-region>
          <text:changed-region xml:id="ct202574384" text:id="ct202574384">
            <text:insertion>
              <office:change-info>
                <dc:creator>Bob Jacobsen</dc:creator>
                <dc:date>2010-10-08T17:19:00</dc:date>
              </office:change-info>
            </text:insertion>
          </text:changed-region>
          <text:changed-region xml:id="ct202570576" text:id="ct202570576">
            <text:insertion>
              <office:change-info>
                <dc:creator>Bob Jacobsen</dc:creator>
                <dc:date>2012-06-27T08:19:00</dc:date>
              </office:change-info>
            </text:insertion>
          </text:changed-region>
          <text:changed-region xml:id="ct202560992" text:id="ct202560992">
            <text:insertion>
              <office:change-info>
                <dc:creator>Bob Jacobsen</dc:creator>
                <dc:date>2010-10-08T18:28:00</dc:date>
              </office:change-info>
            </text:insertion>
          </text:changed-region>
          <text:changed-region xml:id="ct202570704" text:id="ct202570704">
            <text:deletion>
              <office:change-info>
                <dc:creator>Bob Jacobsen</dc:creator>
                <dc:date>2010-10-08T18:28:00</dc:date>
              </office:change-info>
              <text:p text:style-name="MP6">(title)</text:p>
            </text:deletion>
          </text:changed-region>
          <text:changed-region xml:id="ct202570800" text:id="ct202570800">
            <text:insertion>
              <office:change-info>
                <dc:creator>Bob Jacobsen</dc:creator>
                <dc:date>2010-10-08T18:28:00</dc:date>
              </office:change-info>
            </text:insertion>
          </text:changed-region>
          <text:changed-region xml:id="ct202570896" text:id="ct202570896">
            <text:deletion>
              <office:change-info>
                <dc:creator>Bob Jacobsen</dc:creator>
                <dc:date>2010-10-08T17:19:00</dc:date>
              </office:change-info>
              <text:p text:style-name="MP6">(date)</text:p>
            </text:deletion>
          </text:changed-region>
          <text:changed-region xml:id="ct202561584" text:id="ct202561584">
            <text:insertion>
              <office:change-info>
                <dc:creator>Bob Jacobsen</dc:creator>
                <dc:date>2010-10-14T08:43:00</dc:date>
              </office:change-info>
            </text:insertion>
          </text:changed-region>
          <text:changed-region xml:id="ct202571056" text:id="ct202571056">
            <text:deletion>
              <office:change-info>
                <dc:creator>Bob Jacobsen</dc:creator>
                <dc:date>2010-10-07T21:47:00</dc:date>
              </office:change-info>
              <text:p text:style-name="MP6">(number)</text:p>
            </text:deletion>
          </text:changed-region>
          <text:changed-region xml:id="ct202571152" text:id="ct202571152">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202573360"/><text:change-start text:change-id="ct202574384"/>OpenLCB <text:change-end text:change-id="ct202574384"/><text:change-start text:change-id="ct202570576"/>Working<text:change-end text:change-id="ct202570576"/><text:change-start text:change-id="ct202560992"/> Note<text:change-end text:change-id="ct202560992"/></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202570704"/><text:change-start text:change-id="ct202570800"/>OpenLCB Message Network<text:change-end text:change-id="ct202570800"/></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202570896"/><text:change-start text:change-id="ct202561584"/><text:date style:data-style-name="N75" text:date-value="2012-07-20T17:27:02.99">Jul 20, 2012</text:date><text:change-end text:change-id="ct202561584"/></text:p>
            </table:table-cell>
            <table:table-cell table:style-name="Table1.C1" office:value-type="string">
              <text:p text:style-name="MP6"><text:change text:change-id="ct202571056"/><text:change-start text:change-id="ct202571152"/>Preliminary<text:change-end text:change-id="ct202571152"/></text:p>
            </table:table-cell>
          </table:table-row>
        </table:table>
        <text:p text:style-name="Header"/>
      </style:header>
      <style:footer>
        <text:tracked-changes>
          <text:changed-region xml:id="ct202558400" text:id="ct202558400">
            <text:deletion>
              <office:change-info>
                <dc:creator>Bob Jacobsen</dc:creator>
                <dc:date>2011-07-23T20:10:00</dc:date>
              </office:change-info>
              <text:p text:style-name="MP7"><text:span text:style-name="MT6">and A. Shepherd</text:span></text:p>
            </text:deletion>
          </text:changed-region>
          <text:changed-region xml:id="ct202571376" text:id="ct202571376">
            <text:deletion>
              <office:change-info>
                <dc:creator>Bob Jacobsen</dc:creator>
                <dc:date>2010-10-08T17:21:00</dc:date>
              </office:change-info>
              <text:p text:style-name="MP7"><text:span text:style-name="MT6">A. Robinson, </text:span></text:p>
            </text:deletion>
          </text:changed-region>
          <text:changed-region xml:id="ct202562704" text:id="ct202562704">
            <text:deletion>
              <office:change-info>
                <dc:creator>Bob Jacobsen</dc:creator>
                <dc:date>2011-07-23T20:10:00</dc:date>
              </office:change-info>
              <text:p text:style-name="MP7"><text:span text:style-name="MT6">, by J. Day, D. Harris, B. Jacobsen, </text:span></text:p>
            </text:deletion>
          </text:changed-region>
          <text:changed-region xml:id="ct202571280" text:id="ct202571280">
            <text:deletion>
              <office:change-info>
                <dc:creator>Bob Jacobsen</dc:creator>
                <dc:date>2010-10-07T21:47:00</dc:date>
              </office:change-info>
              <text:p text:style-name="MP7"><text:span text:style-name="MT6">90</text:span></text:p>
            </text:deletion>
          </text:changed-region>
          <text:changed-region xml:id="ct202582256" text:id="ct202582256">
            <text:deletion>
              <office:change-info>
                <dc:creator>Bob Jacobsen</dc:creator>
                <dc:date>2011-07-23T20:10:00</dc:date>
              </office:change-info>
              <text:p text:style-name="MP7"><text:span text:style-name="MT6">Copyright 20</text:span></text:p>
            </text:deletion>
          </text:changed-region>
          <text:changed-region xml:id="ct202580800" text:id="ct202580800">
            <text:insertion>
              <office:change-info>
                <dc:creator>Bob Jacobsen</dc:creator>
                <dc:date>2011-07-23T20:10:00</dc:date>
              </office:change-info>
            </text:insertion>
          </text:changed-region>
        </text:tracked-changes>
        <text:p text:style-name="MP7"><text:change text:change-id="ct202558400"/><text:change text:change-id="ct202571376"/><text:change text:change-id="ct202562704"/><text:change text:change-id="ct202571280"/><text:change text:change-id="ct202582256"/><text:change-start text:change-id="ct2025808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2580800"/><text:span text:style-name="MT6"><text:tab/></text:span><text:span text:style-name="MT7">Page </text:span><text:span text:style-name="Page_20_Number"><text:span text:style-name="MT7"><text:page-number text:select-page="current">10</text:page-number></text:span></text:span><text:span text:style-name="Page_20_Number"><text:span text:style-name="MT7"> of </text:span></text:span><text:span text:style-name="Page_20_Number"><text:span text:style-name="MT7"><text:page-count style:num-format="1">18</text:page-count></text:span></text:span><text:span text:style-name="Page_20_Number"><text:span text:style-name="MT7"> - </text:span></text:span><text:span text:style-name="Page_20_Number"><text:span text:style-name="MT7"><text:date style:data-style-name="N116" text:date-value="2012-07-20T17:27:02.99">7/20/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21</meta:editing-cycles>
    <meta:editing-duration>P1DT16H38M8S</meta:editing-duration>
    <meta:generator>OpenOffice.org/3.3$Unix OpenOffice.org_project/330m20$Build-9567</meta:generator>
    <dc:date>2012-07-20T17:27:03</dc:date>
    <dc:creator>Bob Jacobsen</dc:creator>
    <meta:keyword>OpenLCB-CAN Message Network</meta:keyword>
    <meta:document-statistic meta:table-count="10" meta:image-count="1" meta:object-count="0" meta:page-count="18" meta:paragraph-count="469" meta:word-count="5951" meta:character-count="34911"/>
    <meta:user-defined meta:name="Info 1"/>
    <meta:user-defined meta:name="Info 2"/>
    <meta:user-defined meta:name="Info 3"/>
    <meta:user-defined meta:name="Info 4"/>
  </office:meta>
</office:document-meta>
</file>